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3a8c" officeooo:paragraph-rsid="000c3a8c"/>
    </style:style>
    <style:style style:name="P2" style:family="paragraph" style:parent-style-name="Standard">
      <style:paragraph-properties fo:text-align="justify" style:justify-single-word="false"/>
      <style:text-properties officeooo:rsid="000c3a8c" officeooo:paragraph-rsid="000c3a8c"/>
    </style:style>
    <style:style style:name="P3" style:family="paragraph" style:parent-style-name="Standard">
      <style:paragraph-properties fo:text-align="justify" style:justify-single-word="false"/>
      <style:text-properties fo:font-size="12pt" officeooo:rsid="000c3a8c" officeooo:paragraph-rsid="000c3a8c" style:font-size-asian="10.5pt" style:font-size-complex="12pt"/>
    </style:style>
    <style:style style:name="P4" style:family="paragraph" style:parent-style-name="Standard">
      <style:paragraph-properties fo:text-align="justify" style:justify-single-word="false"/>
      <style:text-properties officeooo:rsid="000e0a63" officeooo:paragraph-rsid="000e0a63"/>
    </style:style>
    <style:style style:name="P5" style:family="paragraph" style:parent-style-name="Standard">
      <style:paragraph-properties fo:text-align="justify" style:justify-single-word="false"/>
      <style:text-properties officeooo:rsid="000e7afc" officeooo:paragraph-rsid="000e7afc"/>
    </style:style>
    <style:style style:name="P6" style:family="paragraph" style:parent-style-name="Standard">
      <style:paragraph-properties fo:text-align="start" style:justify-single-word="false"/>
      <style:text-properties officeooo:rsid="000f8914" officeooo:paragraph-rsid="000f8914"/>
    </style:style>
    <style:style style:name="P7" style:family="paragraph" style:parent-style-name="Standard">
      <style:paragraph-properties fo:text-align="start" style:justify-single-word="false"/>
      <style:text-properties officeooo:rsid="0010eb82" officeooo:paragraph-rsid="0010eb82"/>
    </style:style>
    <style:style style:name="P8" style:family="paragraph" style:parent-style-name="Standard">
      <style:paragraph-properties fo:text-align="center" style:justify-single-word="false"/>
      <style:text-properties style:font-name="Liberation Serif" fo:font-size="14pt" officeooo:rsid="000c3a8c" officeooo:paragraph-rsid="000c3a8c" style:font-size-asian="14pt" style:font-size-complex="14pt"/>
    </style:style>
    <style:style style:name="P9" style:family="paragraph" style:parent-style-name="Standard">
      <style:paragraph-properties fo:text-align="start" style:justify-single-word="false"/>
      <style:text-properties officeooo:rsid="00115210" officeooo:paragraph-rsid="00115210"/>
    </style:style>
    <style:style style:name="P10" style:family="paragraph" style:parent-style-name="Standard" style:list-style-name="L1">
      <style:paragraph-properties fo:text-align="start" style:justify-single-word="false"/>
      <style:text-properties officeooo:rsid="00115210" officeooo:paragraph-rsid="00115210"/>
    </style:style>
    <style:style style:name="P11" style:family="paragraph" style:parent-style-name="Standard">
      <style:paragraph-properties fo:text-align="start" style:justify-single-word="false"/>
      <style:text-properties fo:color="#5e8ac7" officeooo:rsid="00115210" officeooo:paragraph-rsid="00115210"/>
    </style:style>
    <style:style style:name="P12" style:family="paragraph" style:parent-style-name="Standard" style:list-style-name="L1">
      <style:paragraph-properties fo:text-align="start" style:justify-single-word="false"/>
      <style:text-properties fo:font-size="10pt" officeooo:rsid="00115210" officeooo:paragraph-rsid="00115210" style:font-size-asian="10pt" style:font-size-complex="10pt"/>
    </style:style>
    <style:style style:name="T1" style:family="text">
      <style:text-properties officeooo:rsid="000e7af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ce09" style:font-style-asian="normal" style:font-style-complex="normal"/>
    </style:style>
    <style:style style:name="T5" style:family="text">
      <style:text-properties fo:font-style="normal" officeooo:rsid="00115210" style:font-style-asian="normal" style:font-style-complex="normal"/>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icolas Léonard Sadi Carnot</text:p>
      <text:p text:style-name="P1"/>
      <text:p text:style-name="P2"/>
      <text:p text:style-name="P3"/>
      <text:p text:style-name="P4">(París, 1796,1832) Fue un ingeniero y cientifico francés. Describiío el ciclo térmico que lleva su nombre, que a partir del cual se deduciria la segunda ley de la termodinámica. <text:span text:style-name="T1">En el año de 1812, a la edad de 16 años Nicolas Carnot fue aceptado en la École Polytechnique de Paris. Algunos de sus profesores fuerón cientificos importantes como Joseph Louis Gay-Lussac, Siméon Denis Poisson y André_Marie Ampere. Durante su tiempo en la escuela presento un gran interes sobre la teoria de los gases y problemas de ingenieria de manera industrial, lo que tuvo como consecuencia que al graduarse tuviera interes en ser ingeniero militar, sirvio al ejercito Frances a partir del año de 1814. </text:span></text:p>
      <text:p text:style-name="P5">Su padre Lazare Carnot vio la llegada de una maquina de vapor a la ciudad en Alemania, por lo que ambos discuitian diferentes teorias del como funcionaban dichos artefactos.</text:p>
      <text:p text:style-name="P6">Tiempo despues regreso a Paris emocionado por desarrollar teorías cientificas sobre las máquinas de vapor y calor ya que ningun investigador <text:s/>había descubierto todavia los principios cientificos de su funcionamiento. Pero en 1824 Nicolas Carnot público <text:span text:style-name="T2">Reflections on the motive Power of Fire, </text:span><text:span text:style-name="T3">que detalla la investigación </text:span><text:span text:style-name="T4">y presentaba un razonamiento teórico bien estructurado para la maquina térmica perfecta (pero inalcanzable), ahora conocida como ciclo de Carnot. Este planteamiento nos dice que en en la primera etapa del modelo, el pistón se movera hacia abajo mientras el motor absorbe calor de una fuente y el gas comenzará a expandirse. En la segunda etapa, a medida que el pistón sigue en movimiento hacia abajo, se eliminará el calor, pero el gas seguira expandiendose aun con la caida de temperatura. En la tercera etapa, el pistón comienza a subir y el gas se comprime nuevamente, expulsando el calor ( compresión isotermica). En la cuarta etapa, el pistón continua moviéndose hacia arriba, el gas enfriado se comprime y aumenta la temperatura.</text:span></text:p>
      <text:p text:style-name="P7"><text:span text:style-name="T4">C</text:span><text:span text:style-name="T3">arnot se dio cuenta que la conducción de calor entre las partes del motor a diferentes temperaturas tenia que eliminarse para maximisar la eficiencia. Además como ya se menciono, algunas de sus teorías que desarrollo sentarón las bases para el descubrimiento de la segunda ley de la termodinámica. </text:span></text:p>
      <text:p text:style-name="P7"><text:span text:style-name="T3">Durante la epidemia de colera Carnot muere en Paris en 1832 a la edad de 36 años. Por temor a contagiarse, muchos de sus escritos fueron enterrados con el en su funeral. Rudolf </text:span><text:span text:style-name="T5">D</text:span><text:span text:style-name="T3">isel se basó en las teorias de Carnot cuando diseño el motor diesel en 1893.</text:span></text:p>
      <text:p text:style-name="P7"><text:span text:style-name="T3"/></text:p>
      <text:p text:style-name="P7"><text:span text:style-name="T3"/></text:p>
      <text:p text:style-name="P11"><text:span text:style-name="T3">Bibliografía:</text:span></text:p>
      <text:p text:style-name="P9"><text:span text:style-name="T3"/></text:p>
      <text:list xml:id="list762517817" text:style-name="L1">
        <text:list-item>
          <text:p text:style-name="P10"><text:span text:style-name="T7">Mark Crawford. (2012). Nicolas Léonard Sadi Carnot. 16/03/2021, de The American Society of Mechanical Engineers Sitio web: </text:span><text:a xlink:type="simple" xlink:href="https://www.asme.org/topics-resources/content/nicolas-leonard-sadi-carnot" text:style-name="Internet_20_link" text:visited-style-name="Visited_20_Internet_20_Link"><text:span text:style-name="T7">https://www.asme.org/topics-resources/content/nicolas-leonard-sadi-carnot</text:span></text:a></text:p>
          <text:p text:style-name="P12"><text:span text:style-name="T3"/></text:p>
        </text:list-item>
        <text:list-item>
          <text:p text:style-name="P10"><text:span text:style-name="T7">Ruiza, M., Fernández, T. y Tamaro, E. (2004). </text:span><text:bookmark text:name="perscita"/><text:span text:style-name="T7">Biografia de Nicolas Léonard Sadi Carnot. En </text:span><text:span text:style-name="Emphasis"><text:span text:style-name="T6">Biografías y Vidas. La enciclopedia biográfica en línea</text:span></text:span><text:span text:style-name="T7">. Barcelona (España). Recuperado de </text:span><text:bookmark text:name="urlcita"/><text:a xlink:type="simple" xlink:href="https://www.biografiasyvidas.com/biografia/c/carnot.htm" text:style-name="Internet_20_link" text:visited-style-name="Visited_20_Internet_20_Link"><text:span text:style-name="T7">https://www.biografiasyvidas.com/biografia/c/carnot.htm</text:span></text:a><text:span text:style-name="T7"> el 16 de marzo de 2021.</text:span></text:p>
          <text:p text:style-name="P12"><text:span text:style-name="T3"/></text:p>
        </text:list-item>
        <text:list-item>
          <text:p text:style-name="P10"><text:span text:style-name="T7">Mendoza, Eric. "Sadi Carnot". </text:span><text:span text:style-name="Emphasis"><text:span text:style-name="T6">Encyclopedia Britannica</text:span></text:span><text:span text:style-name="T7">, Invalid Date, https://www.britannica.com/biography/Sadi-Carnot-French-scientist. Accessed 16 March 2021.</text:span></text:p>
        </text:list-item>
      </text:list>
      <text:p text:style-name="P9"><text:span text:style-name="T3"/></text:p>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21:36:31.946684643</meta:creation-date>
    <dc:date>2021-03-16T22:46:05.437423201</dc:date>
    <meta:editing-duration>PT17M21S</meta:editing-duration>
    <meta:editing-cycles>3</meta:editing-cycles>
    <meta:generator>LibreOffice/6.0.7.3$Linux_X86_64 LibreOffice_project/00m0$Build-3</meta:generator>
    <meta:document-statistic meta:table-count="0" meta:image-count="0" meta:object-count="0" meta:page-count="1" meta:paragraph-count="12" meta:word-count="482" meta:character-count="3133" meta:non-whitespace-character-count="2663"/>
  </office:meta>
</office:document-meta>
</file>